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1d1e" officeooo:paragraph-rsid="001f1d1e"/>
    </style:style>
    <style:style style:name="P2" style:family="paragraph" style:parent-style-name="Standard">
      <style:paragraph-properties fo:text-align="start" style:justify-single-word="false"/>
      <style:text-properties officeooo:rsid="001f1d1e" officeooo:paragraph-rsid="001f1d1e"/>
    </style:style>
    <style:style style:name="P3" style:family="paragraph" style:parent-style-name="Standard">
      <style:paragraph-properties fo:text-align="start" style:justify-single-word="false"/>
      <style:text-properties officeooo:paragraph-rsid="001f54a0"/>
    </style:style>
    <style:style style:name="P4" style:family="paragraph" style:parent-style-name="Standard">
      <style:paragraph-properties fo:text-align="start" style:justify-single-word="false"/>
      <style:text-properties officeooo:rsid="001f54a0" officeooo:paragraph-rsid="001f54a0"/>
    </style:style>
    <style:style style:name="P5" style:family="paragraph" style:parent-style-name="Standard">
      <style:paragraph-properties fo:text-align="start" style:justify-single-word="false"/>
      <style:text-properties officeooo:rsid="0021b49f" officeooo:paragraph-rsid="0021b49f"/>
    </style:style>
    <style:style style:name="T1" style:family="text">
      <style:text-properties officeooo:rsid="001f54a0"/>
    </style:style>
    <style:style style:name="T2" style:family="text">
      <style:text-properties officeooo:rsid="001fbe74"/>
    </style:style>
    <style:style style:name="T3" style:family="text">
      <style:text-properties officeooo:rsid="00211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Complexite</text:p>
      <text:p text:style-name="P1"/>
      <text:p text:style-name="P2">Introduction :</text:p>
      <text:p text:style-name="P2"/>
      <text:p text:style-name="P2"><text:tab/>Le but de se projet est de trouver un algorithme ou une heuristique efficace pour ranger dans un minimum de boites identiques, une liste de rectangle de taille variables. Cet algorithme ou heuristique devra trouver un compromis entre optimisation du rangement et vitesse de calcul.</text:p>
      <text:p text:style-name="P2"/>
      <text:p text:style-name="P2"/>
      <text:p text:style-name="P2">Problème : </text:p>
      <text:p text:style-name="P2"><text:tab/></text:p>
      <text:p text:style-name="P2"><text:tab/>Il s'agit du problème de Bin Packing ou le but est de ranger un ensemble d'article dans un minimum de boite, on peut rencontrer se problème en une, deux ou trois dimensions. Dans notre étude, nous travaillerons en deux dimensions vu qu'il nous est demandé de ranger une liste de rectangles dans des boites en deux dimensions.</text:p>
      <text:p text:style-name="P2"/>
      <text:p text:style-name="P2"/>
      <text:p text:style-name="P4">Complexité :</text:p>
      <text:p text:style-name="P4"/>
      <text:p text:style-name="P4"><text:tab/>Ce problème fais partie des problèmes NP-Complet qui ne peuvent se résoudre se résoudre en un temps polynomiale. La preuve se démontre en réduisant le problème du Bin Packing au problème de bipartion.</text:p>
      <text:p text:style-name="P4"/>
      <text:p text:style-name="P4"/>
      <text:p text:style-name="P4">Solution :</text:p>
      <text:p text:style-name="P4"/>
      <text:p text:style-name="P3"><text:span text:style-name="T1"><text:tab/>Pour résoudre se problème nous avons choisi l'heuristique FFD (</text:span>First Fit Decreasing<text:span text:style-name="T1">), qui permet une solution assez bonne et une vitesse de résolution très rapide. Le principe est très simple, on trie par ordre décroissant notre liste de rectangles (nous avons choisis arbitrairement de les trier d'abord par hauteur et ensuite par longueur), puis nous essayons de ranger chaque rectangle dans la première boite, si il ne rentre pas, alors on essaye dans la seconde boite, et si il n'y en a pas on en rajoute une vide. Et ainsi de suite pour chacun des rectangles.</text:span></text:p>
      <text:p text:style-name="P3"><text:tab/><text:span text:style-name="T2">Pour réaliser cela, nous avons du découper chaque élément en un ensemble de case. Une case contient sa position dans la boite et un booléen qui indique si cette case est utilisé par un rectangle ou pas. Notre méthode principale, algo(), essaye de ranger à chaque fois le rectangle dans la première boite, puis la seconde et ainsi de suite. Pour ranger un rectangle dans une boite nous appelons tout d'abord la méthode chercher() qui vérifie que le rectangle rentre bien dans la boite. Si c'est le cas elle retourne la position de la première case de l'ensemble de cases qui contiennent le rectangle, sinon elle retourne une position négative. Ensuite la méthode ranger s'occupe à partir de la position initiale de passer toutes les cases qui contiennent le rectangle dans l'état utilisées ou ne rien faire si la position initiale est négative. </text:span></text:p>
      <text:p text:style-name="P3"/>
      <text:p text:style-name="P3"/>
      <text:p text:style-name="P4">Analyse :</text:p>
      <text:p text:style-name="P4"/>
      <text:p text:style-name="P4"><text:tab/><text:span text:style-name="T3">Nous avons choisi cette heuristique car elle est simple d'utilisation et à donc un temps d’exécution très faible. Il n'y a pas vraiment de recherche d'optimisation dans le sens ou une fois qu'un rectangle est rangé dans une boite il ne changera plus de position. Cependant lorsque nous avons un ensemble très grand ensemble de rectangles a ranger de taille extrêmement variée, nous arrivons souvent a compléter les premières boites. Et c'est d'autant plus vrai que les boites sont petites. Nous avons essayer un exemple ou nous devons ranger 19 rectangles dans une boite de taille 3x3, notre algorithme utilise 6 boites dont les 5 premières sont saturées et prend 5ms pour </text:span><text:soft-page-break/><text:span text:style-name="T3">trouver la solution.</text:span></text:p>
      <text:p text:style-name="P5">Dans ce cas précis l'algorithme optimal n'aurait pas put faire mieux et aurait sans doute pris beaucoup plus de temps.</text:p>
      <text:p text:style-name="P2"/>
      <text:p text:style-name="P2"/>
      <text:p text:style-name="P2">Source : </text:p>
      <text:p text:style-name="P2"><text:tab/><text:a xlink:type="simple" xlink:href="http://fr.wikipedia.org/wiki/Problème_de_bin_packing">http://fr.wikipedia.org/wiki/Probl%C3%A8me_de_bin_packing</text:a></text:p>
      <text:p text:style-name="P2"><text:tab/><text:a xlink:type="simple" xlink:href="http://bastian.rieck.ru/uni/bin_packing/bin_packing.pdf">http://bastian.rieck.ru/uni/bin_packing/bin_packing.pdf</text:a></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3T11:47:04.224394706</meta:creation-date>
    <dc:date>2015-01-03T13:00:07.058046889</dc:date>
    <meta:editing-duration>PT11M22S</meta:editing-duration>
    <meta:editing-cycles>1</meta:editing-cycles>
    <meta:document-statistic meta:table-count="0" meta:image-count="0" meta:object-count="0" meta:page-count="2" meta:paragraph-count="18" meta:word-count="526" meta:character-count="3232" meta:non-whitespace-character-count="2709"/>
    <meta:generator>LibreOffice/4.2.7.2$Linux_X86_64 LibreOffice_project/420m0$Build-2</meta:generator>
  </office:meta>
</office:document-meta>
</file>